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542cm" fo:margin-left="0.175cm" table:align="left" style:writing-mode="page"/>
    </style:style>
    <style:style style:name="Tabela1.A" style:family="table-column">
      <style:table-column-properties style:column-width="4.593cm"/>
    </style:style>
    <style:style style:name="Tabela1.B" style:family="table-column">
      <style:table-column-properties style:column-width="10.948cm"/>
    </style:style>
    <style:style style:name="Tabela1.A1" style:family="table-cell">
      <style:table-cell-properties style:vertical-align="" fo:padding="0.097cm" fo:border="none"/>
    </style:style>
    <style:style style:name="Tabela2" style:family="table">
      <style:table-properties style:width="11.887cm" fo:margin-left="1.517cm" table:align="left" style:writing-mode="page"/>
    </style:style>
    <style:style style:name="Tabela2.A" style:family="table-column">
      <style:table-column-properties style:column-width="6.71cm"/>
    </style:style>
    <style:style style:name="Tabela2.B" style:family="table-column">
      <style:table-column-properties style:column-width="5.177cm"/>
    </style:style>
    <style:style style:name="Tabela2.A1" style:family="table-cell">
      <style:table-cell-properties fo:background-color="#06244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ela2.B1" style:family="table-cell">
      <style:table-cell-properties fo:background-color="#062445" fo:padding="0.097cm" fo:border="0.05pt solid #000080">
        <style:background-image/>
      </style:table-cell-properties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6" style:family="paragraph" style:parent-style-name="Table_20_Contents">
      <style:paragraph-properties fo:text-align="start" style:justify-single-word="false"/>
      <style:text-properties officeooo:paragraph-rsid="01dadc0b"/>
    </style:style>
    <style:style style:name="P7" style:family="paragraph" style:parent-style-name="Table_20_Contents">
      <style:paragraph-properties fo:text-align="start" style:justify-single-word="false"/>
      <style:text-properties style:font-name="FreeSerif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FreeSerif" fo:font-weight="bold" officeooo:rsid="01dede58" officeooo:paragraph-rsid="01dede58" style:font-weight-asian="bold" style:font-size-complex="8pt" style:font-weight-complex="bold"/>
    </style:style>
    <style:style style:name="P9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1d3186f" style:font-size-asian="8pt" style:font-size-complex="8pt"/>
    </style:style>
    <style:style style:name="P10" style:family="paragraph" style:parent-style-name="Table_20_Contents">
      <loext:graphic-properties draw:fill="none"/>
      <style:paragraph-properties fo:background-color="transparent" style:writing-mode="page"/>
      <style:text-properties officeooo:paragraph-rsid="01d3186f"/>
    </style:style>
    <style:style style:name="P11" style:family="paragraph" style:parent-style-name="Table_20_Contents">
      <style:paragraph-properties fo:text-align="start" style:justify-single-word="false" style:vertical-align="bottom" style:writing-mode="page"/>
      <style:text-properties style:font-name="FreeSerif" fo:font-size="8pt" fo:font-weight="bold" officeooo:rsid="02c1692a" officeooo:paragraph-rsid="01d3186f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 style:vertical-align="bottom" style:writing-mode="page">
        <style:tab-stops>
          <style:tab-stop style:position="1.27cm"/>
        </style:tab-stops>
      </style:paragraph-properties>
      <style:text-properties style:font-name="FreeSerif" fo:font-size="8pt" fo:font-weight="bold" officeooo:rsid="02c1692a" officeooo:paragraph-rsid="01d3186f" style:font-size-asian="8pt" style:font-weight-asian="bold" style:font-size-complex="8pt" style:font-weight-complex="bold"/>
    </style:style>
    <style:style style:name="P13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8pt" officeooo:rsid="017920f8" officeooo:paragraph-rsid="01d3186f" style:font-size-asian="8pt" style:font-size-complex="8pt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 style:master-page-name="">
      <loext:graphic-properties draw:fill="none"/>
      <style:paragraph-properties fo:margin-left="0.199cm" fo:margin-right="0cm" fo:margin-top="0.4cm" fo:margin-bottom="0cm" loext:contextual-spacing="false" fo:text-align="start" style:justify-single-word="false" fo:text-indent="0cm" style:auto-text-indent="false" style:page-number="auto" fo:background-color="transparent" style:writing-mode="page"/>
      <style:text-properties style:font-name="FreeSerif" fo:font-size="13pt" officeooo:paragraph-rsid="01d3186f" style:font-size-asian="13pt" style:font-size-complex="13pt"/>
    </style:style>
    <style:style style:name="P16" style:family="paragraph" style:parent-style-name="Standard" style:master-page-name="">
      <loext:graphic-properties draw:fill="none"/>
      <style:paragraph-properties fo:margin-left="0.199cm" fo:margin-right="0cm" fo:margin-top="0.4cm" fo:margin-bottom="0cm" loext:contextual-spacing="false" fo:text-align="start" style:justify-single-word="false" fo:text-indent="0cm" style:auto-text-indent="false" style:page-number="auto" fo:background-color="transparent" style:writing-mode="page"/>
      <style:text-properties style:font-name="FreeSerif" fo:font-size="21pt" fo:font-weight="bold" officeooo:rsid="01d3186f" officeooo:paragraph-rsid="01d3186f" style:font-size-asian="21pt" style:font-weight-asian="bold" style:font-size-complex="21pt" style:font-weight-complex="bold"/>
    </style:style>
    <style:style style:name="P17" style:family="paragraph">
      <loext:graphic-properties draw:fill-color="#000000"/>
      <style:paragraph-properties fo:text-align="center"/>
    </style:style>
    <style:style style:name="T1" style:family="text">
      <style:text-properties style:font-name="FreeSerif" fo:font-size="8pt" officeooo:rsid="017a74ec" style:font-size-asian="8pt" style:font-size-complex="8pt"/>
    </style:style>
    <style:style style:name="T2" style:family="text">
      <style:text-properties style:font-name="FreeSerif" fo:font-size="8pt" officeooo:rsid="017920f8" style:font-size-asian="8pt" style:font-size-complex="8pt"/>
    </style:style>
    <style:style style:name="T3" style:family="text">
      <style:text-properties style:font-name="FreeSerif" fo:font-size="8pt" officeooo:rsid="01dbddea" style:font-size-asian="8pt" style:font-size-complex="8pt"/>
    </style:style>
    <style:style style:name="T4" style:family="text">
      <style:text-properties style:font-name="FreeSerif" fo:font-size="8pt" officeooo:rsid="01dadc0b" style:font-size-asian="8pt" style:font-size-complex="8pt"/>
    </style:style>
    <style:style style:name="T5" style:family="text">
      <style:text-properties officeooo:rsid="01d975fb"/>
    </style:style>
    <style:style style:name="T6" style:family="text">
      <style:text-properties officeooo:rsid="01e28f32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ligacao.nome" text:name="py3o.ligacao.nome"/>
        <text:user-field-decl office:value-type="string" office:string-value="ligacao.valor" text:name="py3o.ligacao.valor"/>
        <text:user-field-decl office:value-type="string" office:string-value="name" text:name="py3o.name"/>
      </text:user-field-decls>
      <text:p text:style-name="P10"><text:a xlink:type="simple" xlink:href="py3o://if=%220%20==%201%22" text:style-name="Internet_20_link" text:visited-style-name="Visited_20_Internet_20_Link"><text:span text:style-name="T1">if="0 == 1"</text:span></text:a></text:p>
      <text:p text:style-name="P13">Este parágrafo não vai ser exibido, mas precisa existir para que o logo seja impresso corretamente</text:p>
      <text:p text:style-name="P13"><text:user-field-get text:name="py3o.company_logo">company_logo</text:user-field-get></text:p>
      <text:p text:style-name="P10"><text:a xlink:type="simple" xlink:href="py3o:///if" text:style-name="Internet_20_link" text:visited-style-name="Visited_20_Internet_20_Link"><text:span text:style-name="T2">/if</text:span></text:a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<draw:frame draw:style-name="fr1" draw:name="py3o.image(company_logo, 'png', isb64=True)" text:anchor-type="as-char" svg:width="3.794cm" svg:height="1.744cm" draw:z-index="1"><draw:text-box><text:p text:style-name="P14"/></draw:text-box></draw:frame></text:p>
          </table:table-cell>
          <table:table-cell table:style-name="Tabela1.A1" office:value-type="string">
            <text:p text:style-name="P16">Ligações Telefônicas - <text:user-field-get text:name="py3o.name">name</text:user-field-get></text:p>
            <text:p text:style-name="P15"><text:span text:style-name="T5">Competência: </text:span><text:span text:style-name="T5"><text:user-field-get text:name="py3o.mes_do_ano">mes_do_ano</text:user-field-get></text:span><text:span text:style-name="T5">/</text:span><text:span text:style-name="T5"><text:user-field-get text:name="py3o.ano">ano</text:user-field-get></text:span></text:p>
          </table:table-cell>
        </table:table-row>
      </table:table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Nome</text:p>
          </table:table-cell>
          <table:table-cell table:style-name="Tabela2.B1" office:value-type="string">
            <text:p text:style-name="P8">Valor </text:p>
          </table:table-cell>
        </table:table-row>
        <table:table-row>
          <table:table-cell table:style-name="Tabela2.A4" table:number-columns-spanned="2" office:value-type="string">
            <text:p text:style-name="P6"><text:a xlink:type="simple" xlink:href="py3o://for=%22ligacao%20in%20ligacoes%22" text:style-name="Internet_20_link" text:visited-style-name="Visited_20_Internet_20_Link"><text:span text:style-name="T3">for="ligacao in ligacoes"</text:span></text:a></text:p>
          </table:table-cell>
          <table:covered-table-cell/>
        </table:table-row>
        <table:table-row>
          <table:table-cell table:style-name="Tabela2.A3" office:value-type="string">
            <text:p text:style-name="P7"><text:user-field-get text:name="py3o.ligacao.nome">ligacao.nome</text:user-field-get></text:p>
          </table:table-cell>
          <table:table-cell table:style-name="Tabela2.B3" office:value-type="string">
            <text:p text:style-name="P7"><text:span text:style-name="T6">R$ </text:span><text:user-field-get text:name="py3o.ligacao.valor">ligacao.valor</text:user-field-get></text:p>
          </table:table-cell>
        </table:table-row>
        <table:table-row>
          <table:table-cell table:style-name="Tabela2.A4" table:number-columns-spanned="2" office:value-type="string">
            <text:p text:style-name="P4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</table:table-row>
      </table:table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313cm" fo:margin-left="23.553cm" table:align="left" style:writing-mode="page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0.503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1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Footer"><draw:line text:anchor-type="paragraph" draw:z-index="0" draw:name="Forma2" draw:style-name="Mgr1" draw:text-style-name="MP5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8-21T17:01:13.528609225</dc:date>
    <meta:editing-duration>P6DT8H36M4S</meta:editing-duration>
    <meta:editing-cycles>385</meta:editing-cycles>
    <meta:generator>LibreOffice/5.1.6.2$Linux_X86_64 LibreOffice_project/10m0$Build-2</meta:generator>
    <meta:document-statistic meta:table-count="3" meta:image-count="0" meta:object-count="0" meta:page-count="1" meta:paragraph-count="16" meta:word-count="39" meta:character-count="263" meta:non-whitespace-character-count="238"/>
    <meta:user-defined meta:name="decimal_separator">,</meta:user-defined>
    <meta:user-defined meta:name="digit_separator">.</meta:user-defined>
    <meta:user-defined meta:name="float_format">"%.2f"</meta:user-defined>
  </office:meta>
</office:document-meta>
</file>